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font-size="26pt"/>
    </style:style>
    <style:style style:name="P5" style:family="paragraph">
      <style:paragraph-properties fo:margin-left="0.318cm" fo:margin-right="0cm" fo:text-indent="-0.318cm"/>
      <style:text-properties fo:font-size="26pt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7" style:family="paragraph">
      <style:paragraph-properties fo:margin-left="0cm" fo:margin-right="0cm" fo:text-indent="0cm"/>
      <style:text-properties fo:font-size="26pt"/>
    </style:style>
    <style:style style:name="P8" style:family="paragraph">
      <loext:graphic-properties draw:fill="none" draw:fill-color="#ffffff"/>
      <style:paragraph-properties fo:margin-left="0.318cm" fo:margin-right="0cm" fo:text-align="start" fo:text-indent="-0.318cm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000000" style:font-name="Segoe UI2" fo:font-size="8.5pt" style:font-name-asian="Segoe UI2" style:font-size-asian="8.5pt" style:font-name-complex="Segoe UI2" style:font-size-complex="8.5pt"/>
    </style:style>
    <style:style style:name="P10" style:family="paragraph">
      <style:paragraph-properties fo:margin-left="0.318cm" fo:margin-right="0cm" fo:margin-top="0cm" fo:margin-bottom="0cm" fo:text-indent="0cm" style:text-autospace="none"/>
      <style:text-properties fo:color="#000000" style:font-name="Segoe UI2" fo:font-size="8.5pt" style:font-name-asian="Segoe UI2" style:font-size-asian="8.5pt" style:font-name-complex="Segoe UI2" style:font-size-complex="8.5pt"/>
    </style:style>
    <style:style style:name="P11" style:family="paragraph">
      <style:paragraph-properties fo:margin-left="0.318cm" fo:margin-right="0cm" fo:text-align="center" fo:text-indent="-0.318cm"/>
      <style:text-properties fo:color="#000000" fo:font-size="26pt" fo:text-shadow="none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margin-left="0.318cm" fo:margin-right="0cm" fo:text-align="center" fo:text-indent="-0.318cm"/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99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0099" style:text-position="super 58%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8" style:family="text">
      <style:text-properties fo:color="#000099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9" style:family="text">
      <style:text-properties fo:color="#ffffff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color="#000099" style:text-position="super 58%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2" style:family="text">
      <style:text-properties fo:color="#000000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Segoe UI Semibold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1.001cm">
          <draw:text-box>
            <text:p text:style-name="P1"><text:span text:style-name="T1">Psalmody</text:span></text:p>
            <text:p text:style-name="P1"><text:span text:style-name="T2">Psalm 91:1–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6" draw:layer="layout" svg:width="24.638cm" svg:height="3.556cm" svg:x="1.524cm" svg:y="1.016cm">
          <draw:text-box>
            <text:p text:style-name="P4"><text:span text:style-name="T3">1</text:span><text:span text:style-name="T4">He who dwells in the shelter of the Most High</text:span></text:p>
            <text:p text:style-name="P5"><text:span text:style-name="T5"><text:s text:c="5"/></text:span><text:span text:style-name="T6">will abide in the shadow of the Almight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6" draw:layer="layout" svg:width="24.638cm" svg:height="5.08cm" svg:x="1.524cm" svg:y="1.016cm">
          <draw:text-box>
            <text:p text:style-name="P4"><text:span text:style-name="T3">2</text:span><text:span text:style-name="T4">I will say to the LORD, “My refuge and my <text:s/></text:span></text:p>
            <text:p text:style-name="P7"><text:span text:style-name="T4"><text:s/></text:span><text:span text:style-name="T4">fortress,</text:span></text:p>
            <text:p text:style-name="P5"><text:span text:style-name="T5"><text:s text:c="5"/></text:span><text:span text:style-name="T6">my God, in whom I trus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6" draw:layer="layout" svg:width="24.892cm" svg:height="5.334cm" svg:x="1.27cm" svg:y="1.016cm">
          <draw:text-box>
            <text:p text:style-name="P4"><text:span text:style-name="T3">3</text:span><text:span text:style-name="T4">For he will deliver you from the snare of the <text:s text:c="2"/></text:span></text:p>
            <text:p text:style-name="P4"><text:span text:style-name="T4"><text:s/></text:span><text:span text:style-name="T4">fowler</text:span></text:p>
            <text:p text:style-name="P5"><text:span text:style-name="T5"><text:s text:c="5"/></text:span><text:span text:style-name="T6">and from the deadly pestil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6" draw:layer="layout" svg:width="24.892cm" svg:height="5.08cm" svg:x="1.524cm" svg:y="1.016cm">
          <draw:text-box>
            <text:p text:style-name="P4"><text:span text:style-name="T3">4</text:span><text:span text:style-name="T4">He will cover you with his pinions, and under <text:s/></text:span></text:p>
            <text:p text:style-name="P4"><text:span text:style-name="T4"><text:s/></text:span><text:span text:style-name="T4">his wings you will find refuge;</text:span></text:p>
            <text:p text:style-name="P5"><text:span text:style-name="T5"><text:s text:c="5"/></text:span><text:span text:style-name="T6">his faithfulness is a shield and buckl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6" draw:layer="layout" svg:width="24.892cm" svg:height="7.766cm" svg:x="1.524cm" svg:y="1.016cm">
          <draw:text-box>
            <text:p text:style-name="P4"><text:span text:style-name="T3">5</text:span><text:span text:style-name="T4">You will not fear the terror of the night,</text:span></text:p>
            <text:p text:style-name="P5"><text:span text:style-name="T5"><text:s text:c="5"/></text:span><text:span text:style-name="T6">nor the arrow that flies by day,</text:span></text:p>
            <text:p text:style-name="P7"><text:span text:style-name="T3">6</text:span><text:span text:style-name="T4">nor the pestilence that stalks in darkness,</text:span></text:p>
            <text:p text:style-name="P5"><text:span text:style-name="T5"><text:s text:c="5"/></text:span><text:span text:style-name="T6">nor the destruction that wastes at </text:span></text:p>
            <text:p text:style-name="P5"><text:span text:style-name="T6"><text:s text:c="5"/></text:span><text:span text:style-name="T6">noon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8" draw:layer="layout" svg:width="24.892cm" svg:height="8.128cm" svg:x="1.626cm" svg:y="1.082cm">
          <draw:text-box>
            <text:p text:style-name="P5"><text:span text:style-name="T3">7</text:span><text:span text:style-name="T4">A thousand may fall at your side, ten thousand at your right hand,</text:span></text:p>
            <text:p text:style-name="P5"><text:span text:style-name="T5"><text:s text:c="5"/></text:span><text:span text:style-name="T6">but it will not come near you.</text:span></text:p>
            <text:p text:style-name="P7"><text:span text:style-name="T3">8</text:span><text:span text:style-name="T4">You will only look with your eyes</text:span></text:p>
            <text:p text:style-name="P5"><text:span text:style-name="T5"><text:s text:c="5"/></text:span><text:span text:style-name="T6">and see the recompense of the wick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8" draw:text-style-name="P8" draw:layer="layout" svg:width="24.892cm" svg:height="7.874cm" svg:x="1.48cm" svg:y="0.838cm">
          <draw:text-box>
            <text:p text:style-name="P5"><text:span text:style-name="T7">9</text:span><text:span text:style-name="T8">Because you have made the LORD your dwelling place-</text:span></text:p>
            <text:p text:style-name="P5"><text:span text:style-name="T5"><text:s text:c="5"/></text:span><text:span text:style-name="T6">the Most High, who is my refuge-</text:span></text:p>
            <text:p text:style-name="P7"><text:span text:style-name="T3">10</text:span><text:span text:style-name="T4">no evil shall be allowed to befall you,</text:span></text:p>
            <text:p text:style-name="P5"><text:span text:style-name="T5"><text:s text:c="5"/></text:span><text:span text:style-name="T6">no plague come near your t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9" draw:text-style-name="P8" draw:layer="layout" svg:width="25.146cm" svg:height="6.604cm" svg:x="1.27cm" svg:y="1.016cm">
          <draw:text-box>
            <text:p text:style-name="P5"><text:span text:style-name="T3">11</text:span><text:span text:style-name="T4">For he will command his angels concerning you</text:span></text:p>
            <text:p text:style-name="P5"><text:span text:style-name="T5"><text:s text:c="5"/></text:span><text:span text:style-name="T6">to guard you in all your ways.</text:span></text:p>
            <text:p text:style-name="P7"><text:span text:style-name="T3">12</text:span><text:span text:style-name="T4">On their hands they will bear you up,</text:span></text:p>
            <text:p text:style-name="P5"><text:span text:style-name="T5"><text:s text:c="5"/></text:span><text:span text:style-name="T6">lest you strike your foot against a ston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0" draw:text-style-name="P8" draw:layer="layout" svg:width="24.892cm" svg:height="4.76cm" svg:x="1.492cm" svg:y="0.927cm">
          <draw:text-box>
            <text:p text:style-name="P5"><text:span text:style-name="T3">13</text:span><text:span text:style-name="T4">You will tread on the lion and the adder;</text:span></text:p>
            <text:p text:style-name="P5"><text:span text:style-name="T9"><text:s text:c="5"/></text:span><text:span text:style-name="T10">the young lion and the serpent you will</text:span></text:p>
            <text:p text:style-name="P7"><text:span text:style-name="T10"><text:s text:c="5"/></text:span><text:span text:style-name="T10">trample underfoo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0" draw:text-style-name="P8" draw:layer="layout" svg:width="24.892cm" svg:height="6.263cm" svg:x="1.492cm" svg:y="0.927cm">
          <draw:text-box>
            <text:p text:style-name="P9"><text:span text:style-name="T11">14</text:span><text:span text:style-name="T4">“Because he holds fast to me in love, I will </text:span></text:p>
            <text:p text:style-name="P9"><text:span text:style-name="T4"><text:s text:c="2"/></text:span><text:span text:style-name="T4">de</text:span><text:span text:style-name="T4">liver him;</text:span></text:p>
            <text:p text:style-name="P10"><text:span text:style-name="T12"><text:s text:c="5"/></text:span><text:span text:style-name="T2">I will protect him, because he knows my </text:span></text:p>
            <text:p text:style-name="P9"><text:span text:style-name="T2"><text:s text:c="6"/></text:span><text:span text:style-name="T2">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0" draw:text-style-name="P8" draw:layer="layout" svg:width="24.892cm" svg:height="4.76cm" svg:x="1.492cm" svg:y="0.927cm">
          <draw:text-box>
            <text:p text:style-name="P9"><text:span text:style-name="T11">16</text:span><text:span text:style-name="T4">With long life I will sat</text:span><text:span text:style-name="T4">isfy him</text:span></text:p>
            <text:p text:style-name="P10"><text:span text:style-name="T4"><text:s text:c="5"/></text:span><text:span text:style-name="T2">and show him my salvation.”</text:span></text:p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0" draw:text-style-name="P8" draw:layer="layout" svg:width="24.892cm" svg:height="4.76cm" svg:x="1.492cm" svg:y="0.927cm">
          <draw:text-box>
            <text:p text:style-name="P9"><text:span text:style-name="T11">15</text:span><text:span text:style-name="T4">When he calls to me, I will answer him;</text:span></text:p>
            <text:p text:style-name="P10"><text:span text:style-name="T4"><text:s/></text:span><text:span text:style-name="T4">I will be with him in</text:span><text:span text:style-name="T4"> trouble;</text:span></text:p>
            <text:p text:style-name="P10"><text:span text:style-name="T4"><text:s text:c="5"/></text:span><text:span text:style-name="T2">I will rescue him and honor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0" draw:text-style-name="P12" draw:layer="layout" svg:width="25.654cm" svg:height="6.263cm" svg:x="1.27cm" svg:y="0.508cm">
          <draw:text-box>
            <text:p text:style-name="P11"><text:span text:style-name="T13">C:</text:span><text:span text:style-name="T10"> Glory be to the Father and to the Son</text:span></text:p>
            <text:p text:style-name="P11"><text:span text:style-name="T10">and to the Holy Spirit;</text:span></text:p>
            <text:p text:style-name="P11"><text:span text:style-name="T10">as it was in the beginning,</text:span></text:p>
            <text:p text:style-name="P11"><text:span text:style-name="T10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0:22:14.472000000</meta:creation-date>
    <dc:date>2017-06-21T00:28:46.565000000</dc:date>
    <meta:editing-duration>PT16M33S</meta:editing-duration>
    <meta:editing-cycles>6</meta:editing-cycles>
    <meta:generator>LibreOffice/5.3.3.2$Windows_X86_64 LibreOffice_project/3d9a8b4b4e538a85e0782bd6c2d430bafe583448</meta:generator>
    <meta:document-statistic meta:object-count="63"/>
  </office:meta>
</office:document-meta>
</file>